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90000019B51FD102D9DA86E4C.png" manifest:media-type="image/png"/>
  <manifest:file-entry manifest:full-path="Pictures/1000000000000126000001C042F8401C265C7D7F.png" manifest:media-type="image/png"/>
  <manifest:file-entry manifest:full-path="Pictures/100000000000034500000259A59345C76A228C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7.8cm" svg:height="12.781cm" svg:x="0cm" svg:y="4.419cm">
          <draw:image xlink:href="Pictures/100000000000034500000259A59345C76A228C48.png" xlink:type="simple" xlink:show="embed" xlink:actuate="onLoad">
            <text:p/>
          </draw:image>
        </draw:frame>
        <draw:frame draw:style-name="gr1" draw:text-style-name="P1" draw:layer="layout" svg:width="7.776cm" svg:height="11.85cm" svg:x="19.024cm" svg:y="0.15cm">
          <draw:image xlink:href="Pictures/1000000000000126000001C042F8401C265C7D7F.png" xlink:type="simple" xlink:show="embed" xlink:actuate="onLoad">
            <text:p/>
          </draw:image>
        </draw:frame>
        <draw:frame draw:style-name="gr1" draw:text-style-name="P1" draw:layer="layout" svg:width="11.688cm" svg:height="10.512cm" svg:x="16cm" svg:y="10.54cm">
          <draw:image xlink:href="Pictures/10000000000001C90000019B51FD102D9DA86E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2:20:04.452455380</dc:date>
    <meta:editing-duration>PT2H22M52S</meta:editing-duration>
    <meta:editing-cycles>10</meta:editing-cycles>
    <meta:generator>LibreOffice/5.1.4.2$Linux_X86_64 LibreOffice_project/10m0$Build-2</meta:generator>
    <meta:document-statistic meta:object-count="26"/>
  </office:meta>
</office:document-meta>
</file>